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T1" style:family="text">
      <style:text-properties fo:color="#a31515"/>
    </style:style>
    <style:style style:name="T2" style:family="text">
      <style:text-properties fo:color="#09885a"/>
    </style:style>
    <style:style style:name="T3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Version: v1</text:p>
      <text:p text:style-name="P1">kind: Pod</text:p>
      <text:p text:style-name="P1">metadata:</text:p>
      <text:p text:style-name="P1">labels:</text:p>
      <text:p text:style-name="P1">app: streamlit</text:p>
      <text:p text:style-name="P1">name: streamlit-pod</text:p>
      <text:p text:style-name="P1">namespace: rns</text:p>
      <text:p text:style-name="P1">resourceVersion: <text:span text:style-name="T1">"12926576"</text:span></text:p>
      <text:p text:style-name="P1">selfLink: /api/v1/namespaces/rns/pods/streamlit-pod</text:p>
      <text:p text:style-name="P1">uid: d7fb184d<text:span text:style-name="T2">-531</text:span>d<text:span text:style-name="T2">-11</text:span>ea-a89e<text:span text:style-name="T2">-00155</text:span>d0a6059</text:p>
      <text:p text:style-name="P1">spec::wq</text:p>
      <text:p text:style-name="P1">containers:</text:p>
      <text:p text:style-name="P1">image: mysql:<text:span text:style-name="T2">5.7</text:span></text:p>
      <text:p text:style-name="P1">imagePullPolicy: IfNotPresent</text:p>
      <text:p text:style-name="P1">name: mysql</text:p>
      <text:p text:style-name="P1">ports:</text:p>
      <text:p text:style-name="P1">- containerPort: <text:span text:style-name="T2">3306</text:span></text:p>
      <text:p text:style-name="P1">name: mysql-port</text:p>
      <text:p text:style-name="P1">protocol: TCP</text:p>
      <text:p text:style-name="P1">resources: {}</text:p>
      <text:p text:style-name="P1">terminationMessagePath: /dev/termination-log</text:p>
      <text:p text:style-name="P1">terminationMessagePolicy: File</text:p>
      <text:p text:style-name="P1">volumeMounts:</text:p>
      <text:p text:style-name="P1">- mountPath: /var/run/secrets/kubernetes.io/serviceaccount</text:p>
      <text:p text:style-name="P1">name: default-token-rq4pp</text:p>
      <text:p text:style-name="P1">readOnly: true</text:p>
      <text:p text:style-name="P1">dnsPolicy: ClusterFirst</text:p>
      <text:p text:style-name="P1">enableServiceLinks: true</text:p>
      <text:p text:style-name="P1">nodeName: da-kubew2</text:p>
      <text:p text:style-name="P1">priority: <text:span text:style-name="T2">0</text:span></text:p>
      <text:p text:style-name="P1">restartPolicy: Always</text:p>
      <text:p text:style-name="P1">schedulerName: default-scheduler</text:p>
      <text:p text:style-name="P1">securityContext: {}</text:p>
      <text:p text:style-name="P1">serviceAccount: default</text:p>
      <text:p text:style-name="P1">serviceAccountName: default</text:p>
      <text:p text:style-name="P1">terminationGracePeriodSeconds: <text:span text:style-name="T2">30</text:span></text:p>
      <text:p text:style-name="P1">tolerations:</text:p>
      <text:p text:style-name="P1">- effect: NoExecute</text:p>
      <text:p text:style-name="P1">key: node.kubernetes.io/<text:span text:style-name="T3">not</text:span>-ready</text:p>
      <text:p text:style-name="P1">operator: Exists</text:p>
      <text:p text:style-name="P1">tolerationSeconds: <text:span text:style-name="T2">300</text:span></text:p>
      <text:p text:style-name="P1">- effect: NoExecute</text:p>
      <text:p text:style-name="P1">key: node.kubernetes.io/unreachable</text:p>
      <text:p text:style-name="P1">operator: Exists</text:p>
      <text:p text:style-name="P1">tolerationSeconds: <text:span text:style-name="T2">300</text:span></text:p>
      <text:p text:style-name="P1">volumes:</text:p>
      <text:p text:style-name="P1">- name: default-token-rq4pp</text:p>
      <text:p text:style-name="P1">secret:</text:p>
      <text:p text:style-name="P1">defaultMode: <text:span text:style-name="T2">420</text:span></text:p>
      <text:p text:style-name="P1">secretName: default-token-rq4pp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0:36:46.378588934</meta:creation-date>
    <dc:date>2020-03-19T00:38:01.875482781</dc:date>
    <meta:editing-duration>PT1M15S</meta:editing-duration>
    <meta:editing-cycles>1</meta:editing-cycles>
    <meta:document-statistic meta:table-count="0" meta:image-count="0" meta:object-count="0" meta:page-count="1" meta:paragraph-count="50" meta:word-count="96" meta:character-count="1048" meta:non-whitespace-character-count="1002"/>
    <meta:generator>LibreOffice/6.0.7.3$Linux_X86_64 LibreOffice_project/00m0$Build-3</meta:generator>
  </office:meta>
</office:document-meta>
</file>